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 table:number-rows-repeated="5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0" table:number-rows-spanned="1">
            <text:p>Debug messages (clear it when done)</text:p>
          </table:table-cell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0:03:53.01780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9T10:07:46.601484692</dc:date>
    <meta:editing-duration>P1DT2H2M59S</meta:editing-duration>
    <meta:editing-cycles>37</meta:editing-cycles>
    <meta:generator>LibreOffice/4.2.8.2$Linux_X86_64 LibreOffice_project/420m0$Build-2</meta:generator>
    <meta:document-statistic meta:table-count="3" meta:cell-count="18" meta:object-count="2"/>
  </office:meta>
</office:document-meta>
</file>